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Country.java</text:p>
      <text:p text:style-name="Normal">java</text:p>
      <text:p text:style-name="Normal">package com.cognizant.spring_learn;</text:p>
      <text:p text:style-name="Normal"/>
      <text:p text:style-name="Normal">public class Country {</text:p>
      <text:p text:style-name="Normal"><text:s text:c="4"/>private String code;</text:p>
      <text:p text:style-name="Normal"><text:s text:c="4"/>private String name;</text:p>
      <text:p text:style-name="Normal"/>
      <text:p text:style-name="Normal"><text:s text:c="4"/>public String getCode() {</text:p>
      <text:p text:style-name="Normal"><text:s text:c="8"/>return code;</text:p>
      <text:p text:style-name="Normal"><text:s text:c="4"/>}</text:p>
      <text:p text:style-name="Normal"/>
      <text:p text:style-name="Normal"><text:s text:c="4"/>public void setCode(String code) {</text:p>
      <text:p text:style-name="Normal"><text:s text:c="8"/>this.code = code;</text:p>
      <text:p text:style-name="Normal"><text:s text:c="4"/>}</text:p>
      <text:p text:style-name="Normal"/>
      <text:p text:style-name="Normal"><text:s text:c="4"/>public String getName() {</text:p>
      <text:p text:style-name="Normal"><text:s text:c="8"/>return name;</text:p>
      <text:p text:style-name="Normal"><text:s text:c="4"/>}</text:p>
      <text:p text:style-name="Normal"/>
      <text:p text:style-name="Normal"><text:s text:c="4"/>public void setName(String name) {</text:p>
      <text:p text:style-name="Normal"><text:s text:c="8"/>this.name = name;</text:p>
      <text:p text:style-name="Normal"><text:s text:c="4"/>}</text:p>
      <text:p text:style-name="Normal">}</text:p>
      <text:p text:style-name="P2">SpringLearnApplication.java</text:p>
      <text:p text:style-name="Normal">java</text:p>
      <text:p text:style-name="Normal">package com.cognizant.spring_learn;</text:p>
      <text:p text:style-name="Normal"/>
      <text:soft-page-break/>
      <text:p text:style-name="Normal">import org.slf4j.Logger;</text:p>
      <text:p text:style-name="Normal">import org.slf4j.LoggerFactory;</text:p>
      <text:p text:style-name="Normal">import org.springframework.boot.SpringApplication;</text:p>
      <text:p text:style-name="Normal">import org.springframework.boot.autoconfigure.SpringBootApplication;</text:p>
      <text:p text:style-name="Normal">import org.springframework.context.ApplicationContext;</text:p>
      <text:p text:style-name="Normal">import org.springframework.context.support.ClassPathXmlApplicationContext;</text:p>
      <text:p text:style-name="Normal"/>
      <text:p text:style-name="Normal">@SpringBootApplication</text:p>
      <text:p text:style-name="Normal">public class SpringLearnApplication {</text:p>
      <text:p text:style-name="Normal"/>
      <text:p text:style-name="Normal"><text:s text:c="4"/>private static final Logger LOGGER = LoggerFactory.getLogger(SpringLearnApplication.class);</text:p>
      <text:p text:style-name="Normal"/>
      <text:p text:style-name="Normal"><text:s text:c="4"/>public static void main(String[] args) {</text:p>
      <text:p text:style-name="Normal"><text:s text:c="8"/>SpringApplication.run(SpringLearnApplication.class, args);</text:p>
      <text:p text:style-name="Normal"><text:s text:c="8"/>displayCountry();</text:p>
      <text:p text:style-name="Normal"><text:s text:c="4"/>}</text:p>
      <text:p text:style-name="Normal"/>
      <text:p text:style-name="Normal"><text:s text:c="4"/>public static void displayCountry() {</text:p>
      <text:p text:style-name="Normal"><text:s text:c="8"/>LOGGER.info("START of displayCountry()");</text:p>
      <text:p text:style-name="Normal"><text:s text:c="8"/>ApplicationContext context = new ClassPathXmlApplicationContext("country.xml");</text:p>
      <text:p text:style-name="Normal"><text:s text:c="8"/>Country country = (Country) context.getBean("country", Country.class);</text:p>
      <text:p text:style-name="Normal"><text:s text:c="8"/>LOGGER.debug("Country: {}", country);</text:p>
      <text:p text:style-name="Normal"><text:s text:c="8"/>LOGGER.info("END of displayCountry()");</text:p>
      <text:p text:style-name="Normal"><text:s text:c="4"/>}</text:p>
      <text:p text:style-name="Normal">}</text:p>
      <text:p text:style-name="P3">country.xml (place in src/main/resources)</text:p>
      <text:p text:style-name="Normal">xml</text:p>
      <text:soft-page-break/>
      <text:p text:style-name="Normal">&lt;?xml version="1.0" encoding="UTF-8"?&gt;</text:p>
      <text:p text:style-name="Normal"/>
      <text:p text:style-name="Normal">&lt;beans xmlns="http://www.springframework.org/schema/beans"</text:p>
      <text:p text:style-name="Normal"><text:s text:c="7"/>xmlns:xsi="http://www.w3.org/2001/XMLSchema-instance"</text:p>
      <text:p text:style-name="Normal"><text:s text:c="7"/>xsi:schemaLocation="http://www.springframework.org/schema/beans</text:p>
      <text:p text:style-name="Normal"><text:s text:c="7"/>https://www.springframework.org/schema/beans/spring-beans.xsd"&gt;</text:p>
      <text:p text:style-name="Normal"/>
      <text:p text:style-name="Normal"><text:s text:c="4"/>&lt;bean id="country" class="com.cognizant.spring_learn.Country"&gt;</text:p>
      <text:p text:style-name="Normal"><text:s text:c="8"/>&lt;property name="code" value="IN"/&gt;</text:p>
      <text:p text:style-name="Normal"><text:s text:c="8"/>&lt;property name="name" value="India"/&gt;</text:p>
      <text:p text:style-name="Normal"><text:s text:c="4"/>&lt;/bean&gt;</text:p>
      <text:p text:style-name="Normal"/>
      <text:p text:style-name="Normal"><text:s text:c="4"/>&lt;bean id="countryList" class="java.util.ArrayList"&gt;</text:p>
      <text:p text:style-name="Normal"><text:s text:c="8"/>&lt;constructor-arg&gt;</text:p>
      <text:p text:style-name="Normal"><text:s text:c="12"/>&lt;list&gt;</text:p>
      <text:p text:style-name="Normal"><text:s text:c="16"/>&lt;bean class="com.cognizant.spring_learn.Country"&gt;</text:p>
      <text:p text:style-name="Normal"><text:s text:c="20"/>&lt;property name="code" value="IN"/&gt;</text:p>
      <text:p text:style-name="Normal"><text:s text:c="20"/>&lt;property name="name" value="India"/&gt;</text:p>
      <text:p text:style-name="Normal"><text:s text:c="16"/>&lt;/bean&gt;</text:p>
      <text:p text:style-name="Normal"><text:s text:c="16"/>&lt;bean class="com.cognizant.spring_learn.Country"&gt;</text:p>
      <text:p text:style-name="Normal"><text:s text:c="20"/>&lt;property name="code" value="US"/&gt;</text:p>
      <text:p text:style-name="Normal"><text:s text:c="20"/>&lt;property name="name" value="United States"/&gt;</text:p>
      <text:p text:style-name="Normal"><text:s text:c="16"/>&lt;/bean&gt;</text:p>
      <text:p text:style-name="Normal"><text:s text:c="16"/>&lt;bean class="com.cognizant.spring_learn.Country"&gt;</text:p>
      <text:p text:style-name="Normal"><text:s text:c="20"/>&lt;property name="code" value="CN"/&gt;</text:p>
      <text:p text:style-name="Normal"><text:s text:c="20"/>&lt;property name="name" value="China"/&gt;</text:p>
      <text:p text:style-name="Normal"><text:s text:c="16"/>&lt;/bean&gt;</text:p>
      <text:p text:style-name="Normal"><text:s text:c="12"/>&lt;/list&gt;</text:p>
      <text:soft-page-break/>
      <text:p text:style-name="Normal"><text:s text:c="8"/>&lt;/constructor-arg&gt;</text:p>
      <text:p text:style-name="Normal"><text:s text:c="4"/>&lt;/bean&gt;</text:p>
      <text:p text:style-name="Normal"/>
      <text:p text:style-name="Normal">&lt;/beans&gt;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umya Tiwari</meta:initial-creator>
    <dc:creator>Saumya Tiwari</dc:creator>
    <meta:creation-date>2025-07-11T14:19:00Z</meta:creation-date>
    <dc:date>2025-07-11T14:20:00Z</dc:date>
    <meta:template xlink:href="Normal.dotm" xlink:type="simple"/>
    <meta:editing-cycles>2</meta:editing-cycles>
    <meta:editing-duration>PT60S</meta:editing-duration>
    <meta:document-statistic meta:page-count="4" meta:paragraph-count="5" meta:word-count="408" meta:character-count="2734" meta:row-count="19" meta:non-whitespace-character-count="2331"/>
  </office:meta>
</office:document-meta>
</file>